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b79" officeooo:paragraph-rsid="00151b79"/>
    </style:style>
    <style:style style:name="P2" style:family="paragraph" style:parent-style-name="Standard">
      <style:text-properties fo:font-weight="bold" officeooo:rsid="0023de5b" officeooo:paragraph-rsid="0023de5b" style:font-weight-asian="bold" style:font-weight-complex="bold"/>
    </style:style>
    <style:style style:name="P3" style:family="paragraph" style:parent-style-name="Standard">
      <style:text-properties fo:font-weight="normal" officeooo:rsid="002660df" officeooo:paragraph-rsid="002660df" style:font-weight-asian="normal" style:font-weight-complex="normal"/>
    </style:style>
    <style:style style:name="P4" style:family="paragraph" style:parent-style-name="Standard">
      <style:text-properties fo:font-weight="normal" officeooo:rsid="002cb8aa" officeooo:paragraph-rsid="0032c4e1" style:font-weight-asian="normal" style:font-weight-complex="normal"/>
    </style:style>
    <style:style style:name="P5" style:family="paragraph" style:parent-style-name="Standard">
      <style:text-properties fo:font-style="normal" fo:font-weight="normal" officeooo:rsid="002cb8aa" officeooo:paragraph-rsid="0032c4e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815e6" officeooo:paragraph-rsid="003815e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b733b" officeooo:paragraph-rsid="003b733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034e5" officeooo:paragraph-rsid="004034e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0cb17" officeooo:paragraph-rsid="0040cb1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32e70" officeooo:paragraph-rsid="00432e7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493a23" officeooo:paragraph-rsid="00493a2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4f6ef2" officeooo:paragraph-rsid="004f6ef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f6ef2" officeooo:paragraph-rsid="00537c7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545dde" officeooo:paragraph-rsid="00545dd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583e95" officeooo:paragraph-rsid="00583e9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5c3263" officeooo:paragraph-rsid="005bc29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5c3263" officeooo:paragraph-rsid="005c326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60bc67" officeooo:paragraph-rsid="00583e9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60bc67" officeooo:paragraph-rsid="0060bc6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62e6af" officeooo:paragraph-rsid="0062e6a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bold" officeooo:rsid="003b733b" officeooo:paragraph-rsid="003b733b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5b259c" officeooo:paragraph-rsid="005b259c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5bc294" officeooo:paragraph-rsid="005bc29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62a57d" officeooo:paragraph-rsid="0062a57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italic" fo:font-weight="normal" officeooo:rsid="002d9948" officeooo:paragraph-rsid="0032c4e1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normal" fo:font-weight="normal" officeooo:rsid="0068de1c" officeooo:paragraph-rsid="0068de1c" style:font-style-asian="normal" style:font-weight-asian="normal" style:font-style-complex="normal" style:font-weight-complex="normal"/>
    </style:style>
    <style:style style:name="T1" style:family="text">
      <style:text-properties officeooo:rsid="0016a0bf"/>
    </style:style>
    <style:style style:name="T2" style:family="text">
      <style:text-properties officeooo:rsid="00197d23"/>
    </style:style>
    <style:style style:name="T3" style:family="text">
      <style:text-properties officeooo:rsid="00299ba1"/>
    </style:style>
    <style:style style:name="T4" style:family="text">
      <style:text-properties officeooo:rsid="002d9948"/>
    </style:style>
    <style:style style:name="T5" style:family="text">
      <style:text-properties officeooo:rsid="0039e89b"/>
    </style:style>
    <style:style style:name="T6" style:family="text">
      <style:text-properties officeooo:rsid="003c93bb"/>
    </style:style>
    <style:style style:name="T7" style:family="text">
      <style:text-properties officeooo:rsid="004a7882"/>
    </style:style>
    <style:style style:name="T8" style:family="text">
      <style:text-properties officeooo:rsid="004c8f0b"/>
    </style:style>
    <style:style style:name="T9" style:family="text">
      <style:text-properties officeooo:rsid="00537c7c"/>
    </style:style>
    <style:style style:name="T10" style:family="text">
      <style:text-properties officeooo:rsid="006af6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ách kết hợp i2c-driver <text:span text:style-name="T10">vào source code Linux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0:38:27.983999579</meta:creation-date>
    <meta:generator>LibreOffice/5.1.6.2$Linux_X86_64 LibreOffice_project/10m0$Build-2</meta:generator>
    <dc:date>2018-06-11T11:40:47.295639406</dc:date>
    <meta:editing-duration>PT1H57M33S</meta:editing-duration>
    <meta:editing-cycles>54</meta:editing-cycles>
    <meta:document-statistic meta:table-count="0" meta:image-count="0" meta:object-count="0" meta:page-count="1" meta:paragraph-count="1" meta:word-count="8" meta:character-count="45" meta:non-whitespace-character-count="38"/>
  </office:meta>
</office:document-meta>
</file>